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478e97" officeooo:paragraph-rsid="00478e97"/>
    </style:style>
    <style:style style:name="P6" style:family="paragraph" style:parent-style-name="Standard">
      <style:text-properties officeooo:paragraph-rsid="000a6a31"/>
    </style:style>
    <style:style style:name="P7" style:family="paragraph" style:parent-style-name="Standard">
      <style:paragraph-properties fo:text-align="center" style:justify-single-word="false"/>
      <style:text-properties officeooo:paragraph-rsid="001f41fa"/>
    </style:style>
    <style:style style:name="P8" style:family="paragraph" style:parent-style-name="Footer">
      <style:text-properties officeooo:rsid="00042183" officeooo:paragraph-rsid="001f41fa"/>
    </style:style>
    <style:style style:name="P9" style:family="paragraph" style:parent-style-name="Text_20_body">
      <style:text-properties officeooo:paragraph-rsid="0009d8a6"/>
    </style:style>
    <style:style style:name="P10" style:family="paragraph" style:parent-style-name="Text_20_body">
      <style:paragraph-properties fo:text-align="center" style:justify-single-word="false"/>
      <style:text-properties officeooo:rsid="00042183" officeooo:paragraph-rsid="001f41fa"/>
    </style:style>
    <style:style style:name="P11" style:family="paragraph" style:parent-style-name="Text_20_body">
      <style:text-properties officeooo:rsid="0005a0f7" officeooo:paragraph-rsid="001f41fa"/>
    </style:style>
    <style:style style:name="P12" style:family="paragraph" style:parent-style-name="Text_20_body">
      <style:text-properties officeooo:rsid="00478e97" officeooo:paragraph-rsid="00478e97"/>
    </style:style>
    <style:style style:name="P13" style:family="paragraph" style:parent-style-name="Text_20_body">
      <style:text-properties officeooo:rsid="0049cd7b" officeooo:paragraph-rsid="0049cd7b"/>
    </style:style>
    <style:style style:name="P14" style:family="paragraph" style:parent-style-name="Text_20_body">
      <style:text-properties officeooo:rsid="004c37db" officeooo:paragraph-rsid="004c37db"/>
    </style:style>
    <style:style style:name="P15" style:family="paragraph" style:parent-style-name="Text_20_body">
      <style:text-properties officeooo:rsid="004c37db" officeooo:paragraph-rsid="004d4e5e"/>
    </style:style>
    <style:style style:name="P16" style:family="paragraph" style:parent-style-name="Text_20_body">
      <style:text-properties officeooo:rsid="004c636a" officeooo:paragraph-rsid="004c636a"/>
    </style:style>
    <style:style style:name="P17" style:family="paragraph" style:parent-style-name="Title">
      <style:text-properties style:use-window-font-color="true" officeooo:paragraph-rsid="001f41fa"/>
    </style:style>
    <style:style style:name="P18" style:family="paragraph" style:parent-style-name="Title">
      <style:text-properties officeooo:rsid="00478e97" officeooo:paragraph-rsid="00478e97"/>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text-properties officeooo:rsid="00478e97" officeooo:paragraph-rsid="00478e97"/>
    </style:style>
    <style:style style:name="P22" style:family="paragraph" style:parent-style-name="Heading_20_1">
      <style:paragraph-properties fo:margin-left="0cm" fo:margin-right="0cm" fo:text-indent="-0.762cm" style:auto-text-indent="false" fo:break-before="page"/>
      <style:text-properties officeooo:paragraph-rsid="001f41fa"/>
    </style:style>
    <style:style style:name="P23" style:family="paragraph" style:parent-style-name="Heading_20_2">
      <style:text-properties officeooo:rsid="00478e97" officeooo:paragraph-rsid="00478e97"/>
    </style:style>
    <style:style style:name="T1" style:family="text">
      <style:text-properties officeooo:rsid="00478e97"/>
    </style:style>
    <style:style style:name="T2" style:family="text">
      <style:text-properties officeooo:rsid="001f41fa"/>
    </style:style>
    <style:style style:name="T3" style:family="text">
      <style:text-properties officeooo:rsid="004a7cf1"/>
    </style:style>
    <style:style style:name="T4" style:family="text">
      <style:text-properties officeooo:rsid="004c636a"/>
    </style:style>
    <style:style style:name="T5" style:family="text">
      <style:text-properties officeooo:rsid="004d4e5e"/>
    </style:style>
    <style:style style:name="T6" style:family="text">
      <style:text-properties officeooo:rsid="004f4033"/>
    </style:style>
    <style:style style:name="T7" style:family="text">
      <style:text-properties officeooo:rsid="005119e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17">SVM Schüler Verwaltung Metzenthin</text:p>
      <text:p text:style-name="P10"/>
      <text:p text:style-name="P18">Schlussbericht</text:p>
      <text:p text:style-name="P10"/>
      <text:p text:style-name="P10"/>
      <text:p text:style-name="P10">Martin Schraner</text:p>
      <text:p text:style-name="P10">Hans Stamm</text:p>
      <text:h text:style-name="P22" text:outline-level="1" text:is-list-header="true"><text:bookmark-start text:name="__RefHeading__1639_1351969843"/>Änderungsgeschichte<text:bookmark-end text:name="__RefHeading__1639_1351969843"/></text:h>
      <text:p text:style-name="P11"><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text:span text:style-name="T1">16.08</text:span>.2015</text:p>
          </table:table-cell>
          <table:table-cell table:style-name="Tabelle1.A2" office:value-type="string">
            <text:p text:style-name="P5">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3"/>
          </table:table-cell>
          <table:table-cell table:style-name="Tabelle1.A2" office:value-type="string">
            <text:p text:style-name="P5"/>
          </table:table-cell>
          <table:table-cell table:style-name="Tabelle1.A2" office:value-type="string">
            <text:p text:style-name="P4"/>
          </table:table-cell>
          <table:table-cell table:style-name="Tabelle1.D2" office:value-type="string">
            <text:p text:style-name="P3"/>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1639_1351969843" text:style-name="Index_20_Link" text:visited-style-name="Index_20_Link"><text:s/>Änderungsgeschichte<text:tab/>2</text:a></text:p>
          <text:p text:style-name="P19"><text:a xlink:type="simple" xlink:href="#__RefHeading__412_947305561" text:style-name="Index_20_Link" text:visited-style-name="Index_20_Link">1 Zweck<text:tab/>2</text:a></text:p>
          <text:p text:style-name="P19"><text:a xlink:type="simple" xlink:href="#__RefHeading__368_1207182159" text:style-name="Index_20_Link" text:visited-style-name="Index_20_Link">2 Zielerreichung<text:tab/>2</text:a></text:p>
          <text:p text:style-name="P19"><text:a xlink:type="simple" xlink:href="#__RefHeading__370_1207182159" text:style-name="Index_20_Link" text:visited-style-name="Index_20_Link">3 Allgemeiner Erfahrungsbericht<text:tab/>2</text:a></text:p>
          <text:p text:style-name="P19"><text:a xlink:type="simple" xlink:href="#__RefHeading__967_1344864653" text:style-name="Index_20_Link" text:visited-style-name="Index_20_Link">4 Persönliche Erfahrungen<text:tab/>2</text:a></text:p>
          <text:p text:style-name="P20"><text:a xlink:type="simple" xlink:href="#__RefHeading__969_1344864653" text:style-name="Index_20_Link" text:visited-style-name="Index_20_Link">4.1 Martin Schraner<text:tab/>3</text:a></text:p>
          <text:p text:style-name="P20"><text:a xlink:type="simple" xlink:href="#__RefHeading__971_1344864653" text:style-name="Index_20_Link" text:visited-style-name="Index_20_Link">4.2 Hans Stamm<text:tab/>3</text:a></text:p>
        </text:index-body>
      </text:table-of-content>
      <text:p text:style-name="P9"/>
      <text:h text:style-name="P21" text:outline-level="1"><text:bookmark-start text:name="__RefHeading__412_947305561"/>Zweck<text:bookmark-end text:name="__RefHeading__412_947305561"/></text:h>
      <text:p text:style-name="P12">Der Zweck dieses Dokumentes ist es, die Zielerreichung des Projektes zu beschreiben und eine Zusammenfassung der Eindrücke und Erfahrungen während des gesamten Projektes wiederzugeben.</text:p>
      <text:h text:style-name="P21" text:outline-level="1"><text:bookmark-start text:name="__RefHeading__368_1207182159"/>Zielerreichung<text:bookmark-end text:name="__RefHeading__368_1207182159"/></text:h>
      <text:p text:style-name="P12">&lt;Objektive Zielerreichung beschreiben&gt;</text:p>
      <text:h text:style-name="P21" text:outline-level="1"><text:bookmark-start text:name="__RefHeading__370_1207182159"/>Allgemeiner Erfahrungsbericht<text:bookmark-end text:name="__RefHeading__370_1207182159"/></text:h>
      <text:p text:style-name="P12">&lt;Allgemeine Erfahrungen, welche als Team gesammelt wurden (z.B. in Meetings, beim Auftreten von Problemen, usw.)&gt;</text:p>
      <text:p text:style-name="P9"/>
      <text:h text:style-name="P21" text:outline-level="1"><text:bookmark-start text:name="__RefHeading__967_1344864653"/><text:soft-page-break/>Persönliche Erfahrungen<text:bookmark-end text:name="__RefHeading__967_1344864653"/></text:h>
      <text:p text:style-name="P12">&lt;Pro Teammitglied ein Kapitel&gt;</text:p>
      <text:h text:style-name="P23" text:outline-level="2"><text:bookmark-start text:name="__RefHeading__969_1344864653"/>Martin Schraner<text:bookmark-end text:name="__RefHeading__969_1344864653"/></text:h>
      <text:p text:style-name="P12">&lt;Die Erfahrungen eines Teammitgliedes während der gesamten Projektdauer&gt;</text:p>
      <text:p text:style-name="P12"/>
      <text:h text:style-name="P23" text:outline-level="2"><text:bookmark-start text:name="__RefHeading__971_1344864653"/>Hans Stamm<text:bookmark-end text:name="__RefHeading__971_1344864653"/></text:h>
      <text:p text:style-name="P13">In den rund fünf Monaten, in denen wir das Projekt erarbeitet haben, galt es, in den verschiedenen Phasen des Projekts verschiedene Rollen einzunehmen und <text:span text:style-name="T3">unterschiedliche</text:span> Aufgaben zu erledigen. Das war sehr interessant für mich, da ich in meiner <text:span text:style-name="T3">täglichen Arbeit</text:span> meistens in Grossprojekten <text:span text:style-name="T3">mitarbeite </text:span>und selten <text:span text:style-name="T3">die Gelegenheit habe, in </text:span>andere Bereiche der Projektarbeit <text:span text:style-name="T3">detaillierter einzutauchen und ein Projekt von A bis Z durchzuziehen</text:span>. <text:span text:style-name="T3">Das Abdecken dieses breiten Spektrums </text:span>war gleichzeitig <text:span text:style-name="T7">aber </text:span>auch <text:span text:style-name="T7">eine Herausforderung</text:span>. <text:span text:style-name="T3">Natürlich konnte ich auf das im MAS Gelernte und die Unterlagen zurückgreifen. Aber erst in der Praxis merkt man, wo man sich noch vertiefter mit der Materie auseinandersetzen muss. Das braucht natürlich Zeit und das hatte ich sicher unterschätzt.</text:span></text:p>
      <text:p text:style-name="P14">Meiner Meinung nach haben wir die Planungs- und Analyse-Phase gut gemeistert. Im Requirements-Engineering sind wir bewusst nicht zu weit ins Detail gegangen. Wir wollten uns einen Gesamt-Überblick über die Anforderungen schaffen und dann in der Realisierungs-Phase die Details erarbeiten. Die Realisierungs-Phase lief etwas harzig an. Es mussten viele Design-Entscheide getroffen werden und die Grundstruktur der Software musste erarbeitet werden. <text:span text:style-name="T4">Auch mit den Tücken der GUI-Entwicklung und der Persistenz-Schicht hatten wir zu kämpfen.</text:span> Sehr schwierig war für mich die Schätzung der <text:span text:style-name="T5">Backlog Items</text:span>. Wir lagen dann auch etwas daneben mit der Planung. Nach den ersten beiden Sprints kriegten wir das aber besser in den Griff. Wir schafften zwar nicht alle Items des Product Backlog, haben aber doch mehr erreicht, als es anfänglich aussah.</text:p>
      <text:p text:style-name="P16">Wir wollten die Gelegenheit nutzen, weitere für uns neue Tools und Hilfsmittel auszuprobieren. So haben wir uns entschieden, IntelliJ als I<text:span text:style-name="T6">ntegrierte Entwicklungsumgebung</text:span>, Maven als Build Management Tool und Git als Versions-Kontroll-System zu verwenden. Diesen Entscheid haben wir nie bereut. Natürlich hat auch hier das Kennenlernen der Tools <text:span text:style-name="T7">viel </text:span>Zeit gekostet.</text:p>
      <text:p text:style-name="P15">Die Zusammenarbeit mit Martin empfand ich als <text:span text:style-name="T7">sehr</text:span> angenehm. <text:span text:style-name="T4">Ich finde, wir haben uns sehr gut ergänzt. Die wöchentlichen gemeinsamen Arbeitstage waren sehr hilfreich und erleichterten die Zusammenarbeit se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478e97"/>
    </style:style>
    <style:style style:name="MT2" style:family="text">
      <style:text-properties officeooo:rsid="001f41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3</text:page-number> von <text:page-count>3</text:page-count></text:p>
            </table:table-cell>
          </table:table-row>
        </table:table>
        <text:p text:style-name="MP3"/>
      </style:header>
      <style:footer>
        <text:p text:style-name="MP4">Dokument: <text:file-name text:display="name">Schlussbericht</text:file-name><text:tab/>Version: 0.1<text:span text:style-name="MT1">0</text:span><text:tab/>Datum: <text:date style:data-style-name="N36" text:date-value="2015-08-23T08:24:09.389328598">23.08.2015</text:date></text:p>
        <text:p text:style-name="MP4"><text:tab/><text:span text:style-name="MT2">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23T08:24:09.278418536</dc:date>
    <meta:editing-duration>PT4H30M34S</meta:editing-duration>
    <meta:editing-cycles>67</meta:editing-cycles>
    <meta:document-statistic meta:table-count="2" meta:image-count="0" meta:object-count="0" meta:page-count="3" meta:paragraph-count="41" meta:word-count="447" meta:character-count="3180" meta:non-whitespace-character-count="2778"/>
  </office:meta>
</office:document-meta>
</file>